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41ff" officeooo:paragraph-rsid="000f41ff"/>
    </style:style>
    <style:style style:name="P2" style:family="paragraph" style:parent-style-name="Text_20_body">
      <style:paragraph-properties fo:margin-left="0in" fo:margin-right="0in" fo:text-indent="0in" style:auto-text-indent="false"/>
      <style:text-properties officeooo:rsid="000f41ff"/>
    </style:style>
    <style:style style:name="P3" style:family="paragraph" style:parent-style-name="Horizontal_20_Line">
      <style:text-properties officeooo:rsid="000f41ff"/>
    </style:style>
    <style:style style:name="P4" style:family="paragraph" style:parent-style-name="Text_20_body">
      <style:text-properties officeooo:rsid="000f41ff"/>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list-style-name="L1">
      <style:paragraph-properties fo:margin-left="0in" fo:margin-right="0in" fo:text-indent="0in" style:auto-text-indent="false"/>
      <style:text-properties officeooo:rsid="000f41ff"/>
    </style:style>
    <style:style style:name="P7" style:family="paragraph" style:parent-style-name="Heading_20_2">
      <style:paragraph-properties fo:margin-top="0in" fo:margin-bottom="0in" style:contextual-spacing="false"/>
    </style:style>
    <style:style style:name="P8" style:family="paragraph" style:parent-style-name="Text_20_body" style:list-style-name="L2">
      <style:paragraph-properties fo:margin-left="0in" fo:margin-right="0in" fo:text-indent="0in" style:auto-text-indent="false"/>
      <style:text-properties officeooo:rsid="000f41ff"/>
    </style:style>
    <style:style style:name="P9" style:family="paragraph" style:parent-style-name="Heading">
      <style:paragraph-properties fo:margin-top="0in" fo:margin-bottom="0in" style:contextual-spacing="false"/>
    </style:style>
    <style:style style:name="P10" style:family="paragraph" style:parent-style-name="Text_20_body" style:list-style-name="L3">
      <style:paragraph-properties fo:margin-left="0in" fo:margin-right="0in" fo:text-indent="0in" style:auto-text-indent="false"/>
      <style:text-properties officeooo:rsid="000f41ff"/>
    </style:style>
    <style:style style:name="P11" style:family="paragraph" style:parent-style-name="Text_20_body" style:list-style-name="L4">
      <style:paragraph-properties fo:margin-left="0in" fo:margin-right="0in" fo:text-indent="0in" style:auto-text-indent="false"/>
      <style:text-properties officeooo:rsid="000f41ff"/>
    </style:style>
    <style:style style:name="P12" style:family="paragraph" style:parent-style-name="Text_20_body" style:list-style-name="L4">
      <style:text-properties officeooo:rsid="000f41ff"/>
    </style:style>
    <style:style style:name="T1" style:family="text">
      <style:text-properties fo:font-weight="bold" officeooo:rsid="000f41ff"/>
    </style:style>
    <style:style style:name="T2" style:family="text">
      <style:text-properties officeooo:rsid="000f41ff"/>
    </style:style>
    <style:style style:name="T3" style:family="text">
      <style:text-properties fo:font-weight="bold"/>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a3ffa304bf3293e3">
        <text:section text:style-name="Sect2" text:name="model-response-message-contentr_a3ffa304bf3293e3">
          <text:p text:style-name="Title">Proposal: A Generative AI Agent for Conversational BI</text:p>
          <text:h text:style-name="Heading_20_1" text:outline-level="1">1. Executive Summary</text:h>
          <text:p text:style-name="P2">This proposal outlines the architecture for a conversational AI agent designed to function as a "data analyst you can chat with." The system will empower non-technical stakeholders to get on-demand business intelligence by asking questions in natural language. The agent will translate these questions into precise SQL queries, run them against existing enterprise data warehouses (like CBS and CRM), and return summarized, actionable insights. This democratizes data access, reduces the workload on dedicated data analysts, and accelerates data-driven decision-making.</text:p>
          <text:p text:style-name="P3"/>
          <text:h text:style-name="Heading_20_1" text:outline-level="1">2. The Core Architecture: Text-to-SQL</text:h>
          <text:p text:style-name="P4">The system is built on the powerful, industry-standard </text:p>
          <text:p text:style-name="P5"><text:span text:style-name="T1">Text-to-SQL</text:span><text:span text:style-name="T2"> pattern. Instead of relying on pre-written reports, we will teach an LLM to generate SQL queries on the fly based on a user's question.</text:span></text:p>
          <text:p text:style-name="P4">The process works as follows:</text:p>
          <text:list xml:id="list234019692" text:style-name="L1">
            <text:list-item>
              <text:p text:style-name="P6"><text:span text:style-name="T3"><draw:frame draw:style-name="fr1" draw:name="Frame1" text:anchor-type="as-char" draw:z-index="0"><draw:text-box fo:min-height="0.0161in" fo:min-width="0.0161in"><text:h text:style-name="P7" text:outline-level="2">Context:</text:h></draw:text-box></draw:frame></text:span><text:s/>The LLM is provided with the database schema, including table names, columns, and descriptions.</text:p>
            </text:list-item>
            <text:list-item>
              <text:p text:style-name="P6"><draw:frame draw:style-name="fr1" draw:name="Frame2" text:anchor-type="as-char" draw:z-index="1"><draw:text-box fo:min-height="0.0161in" fo:min-width="0.0161in"><text:h text:style-name="P7" text:outline-level="2"><text:span text:style-name="T3">Question:</text:span> </text:h></draw:text-box></draw:frame>A stakeholder asks a complex question like, "Which 5 data plans had the highest churn rate last month?".</text:p>
            </text:list-item>
            <text:list-item>
              <text:p text:style-name="P6"><text:span text:style-name="T3"><draw:frame draw:style-name="fr1" draw:name="Frame3" text:anchor-type="as-char" draw:z-index="2"><draw:text-box fo:min-height="0.0161in" fo:min-width="0.0161in"><text:h text:style-name="P7" text:outline-level="2">LLM Action:</text:h></draw:text-box></draw:frame></text:span><text:s/>The LLM uses its understanding of the schema to generate the precise SQL query required to answer the question.</text:p>
            </text:list-item>
            <text:list-item>
              <text:p text:style-name="P6"><text:span text:style-name="T3"><draw:frame draw:style-name="fr1" draw:name="Frame4" text:anchor-type="as-char" draw:z-index="3"><draw:text-box fo:min-height="0.0161in" fo:min-width="0.0161in"><text:h text:style-name="P7" text:outline-level="2">Execution &amp; Response:</text:h></draw:text-box></draw:frame></text:span><text:s/>The application safely executes the generated SQL against the main database (PostgreSQL) and uses the raw data to formulate a natural language answer for the stakeholder.</text:p>
            </text:list-item>
          </text:list>
          <text:p text:style-name="P3"/>
          <text:h text:style-name="Heading_20_1" text:outline-level="1">3. Enhancing Accuracy with RAG and Few-Shot Prompting</text:h>
          <text:p text:style-name="P2">To ensure the generated SQL is highly accurate and understands company-specific business logic, the Text-to-SQL pattern will be enhanced using a Vector Database as a "smart assistant".</text:p>
          <text:list xml:id="list3337901861" text:style-name="L2">
            <text:list-item>
              <text:p text:style-name="P8"><text:span text:style-name="T3"><draw:frame draw:style-name="fr1" draw:name="Frame5" text:anchor-type="as-char" draw:z-index="4"><draw:text-box fo:min-height="0.0161in" fo:min-width="0.0161in"><text:h text:style-name="P7" text:outline-level="2">Knowledge Store:</text:h></draw:text-box></draw:frame></text:span><text:s/>The Vector DB will store a curated set of high-quality examples of stakeholder questions and their corresponding, human-verified SQL queries. For example:</text:p>
              <text:list>
                <text:list-item>
                  <text:p text:style-name="P8"><text:soft-page-break/><text:span text:style-name="T3"><draw:frame draw:style-name="fr1" draw:name="Frame6" text:anchor-type="as-char" draw:z-index="5"><draw:text-box fo:min-height="0.0161in" fo:min-width="0.0161in"><text:p text:style-name="P9">Question Chunk:</text:p></draw:text-box></draw:frame></text:span><text:s/>"Show me the top 5 plans by revenue in Lagos last month.".</text:p>
                </text:list-item>
                <text:list-item>
                  <text:p text:style-name="P8"><text:span text:style-name="Source_20_Text"><text:span text:style-name="Source_20_Text"><text:span text:style-name="T3"><draw:frame draw:style-name="fr1" draw:name="Frame7" text:anchor-type="as-char" draw:z-index="6"><draw:text-box fo:min-height="0.0161in" fo:min-width="0.0161in"><text:p text:style-name="P9">SQL Chunk:</text:p></draw:text-box></draw:frame></text:span></text:span></text:span><text:span text:style-name="Source_20_Text"><text:s/>SELECT plan_name, SUM(revenue) FROM monthly_revenue WHERE region = 'Lagos' AND month = 'August' ...</text:span>;.</text:p>
                </text:list-item>
              </text:list>
            </text:list-item>
            <text:list-item>
              <text:p text:style-name="P8"><text:span text:style-name="T3"><draw:frame draw:style-name="fr1" draw:name="Frame8" text:anchor-type="as-char" draw:z-index="7"><draw:text-box fo:min-height="0.0161in" fo:min-width="0.0161in"><text:h text:style-name="P7" text:outline-level="2">The RAG Workflow:</text:h></draw:text-box></draw:frame></text:span><text:s/>When a new stakeholder question arrives, the system first performs a vector search on the "example" database to find the most semantically similar question-SQL pair. This retrieved example is then fed to the LLM as part of the prompt. This technique, called </text:p>
              <text:p text:style-name="P8"><text:span text:style-name="T3">few-shot prompting</text:span>, dramatically improves the accuracy of the generated SQL by giving the model a perfect template to follow.</text:p>
            </text:list-item>
          </text:list>
          <text:p text:style-name="P3"/>
          <text:h text:style-name="Heading_20_1" text:outline-level="1">4. Data Handling for Large-Scale Telecom Data</text:h>
          <text:p text:style-name="P2">The system is designed to handle massive, real-world datasets like Call Detail Records (CDRs). This is achieved through a </text:p>
          <text:h text:style-name="Heading_20_2" text:outline-level="2"><text:span text:style-name="T3">Contextual Chunking</text:span> strategy.</text:h>
          <text:list text:style-name="L3">
            <text:list-item>
              <text:p text:style-name="P10"><text:span text:style-name="T3"><draw:frame draw:style-name="fr1" draw:name="Frame9" text:anchor-type="as-char" draw:z-index="8"><draw:text-box fo:min-height="0.0161in" fo:min-width="0.0161in"><text:p text:style-name="P9">Meaningful Chunks:</text:p></draw:text-box></draw:frame></text:span><text:s/>We will define a chunk size that is semantically meaningful for telecom data. A chunk will be a complete event, such as:</text:p>
              <text:list>
                <text:list-item>
                  <text:p text:style-name="P10">The transcript of a single customer service call.</text:p>
                </text:list-item>
                <text:list-item>
                  <text:p text:style-name="P10">A summary of one user's data usage over an hour.</text:p>
                </text:list-item>
                <text:list-item>
                  <text:p text:style-name="P10">A single network outage alert.</text:p>
                </text:list-item>
              </text:list>
            </text:list-item>
            <text:list-item>
              <text:p text:style-name="P10"><text:span text:style-name="T3"><draw:frame draw:style-name="fr1" draw:name="Frame10" text:anchor-type="as-char" draw:z-index="9"><draw:text-box fo:min-height="0.0161in" fo:min-width="0.0161in"><text:p text:style-name="P9">Scalable Search:</text:p></draw:text-box></draw:frame></text:span><text:s/>By creating billions of these small, specific chunks, the system can perform highly accurate and efficient semantic searches, which is infinitely faster than traditional keyword searches.</text:p>
            </text:list-item>
          </text:list>
          <text:p text:style-name="P3"/>
          <text:h text:style-name="Heading_20_1" text:outline-level="1">5. Business Impact &amp; Key Performance Indicators (KPIs)</text:h>
          <text:p text:style-name="P4">The implementation of this platform is designed to deliver significant, measurable value to the business.</text:p>
          <text:list xml:id="list315953255" text:style-name="L4">
            <text:list-item>
              <text:p text:style-name="P11"><draw:frame draw:style-name="fr1" draw:name="Frame11" text:anchor-type="as-char" draw:z-index="10"><draw:text-box fo:min-height="0.0161in" fo:min-width="0.0161in"><text:h text:style-name="P7" text:outline-level="2"><text:span text:style-name="T3">Drastically Reduce Time-to-Insight:</text:span> </text:h></draw:text-box></draw:frame>Aiming to reduce the time required for generating complex, ad-hoc reports from days or weeks to minutes. This allows stakeholders to get answers to critical business questions, like analyzing churn rates or revenue trends, in near real-time.</text:p>
            </text:list-item>
            <text:list-item>
              <text:p text:style-name="P12"><text:span text:style-name="T3"><draw:frame draw:style-name="fr1" draw:name="Frame12" text:anchor-type="as-char" draw:z-index="11"><draw:text-box fo:min-height="0.0161in" fo:min-width="0.0161in"><text:h text:style-name="P7" text:outline-level="2">Democratize Data Access:</text:h></draw:text-box></draw:frame></text:span><text:s/>By providing a conversational interface, this system empowers non-technical business users and executives to self-serve their data needs, <text:soft-page-break/>reducing dependency on a limited pool of data analysts.</text:p>
            </text:list-item>
            <text:list-item>
              <text:p text:style-name="P12"><text:span text:style-name="T3"><draw:frame draw:style-name="fr1" draw:name="Frame13" text:anchor-type="as-char" draw:z-index="12"><draw:text-box fo:min-height="0.0161in" fo:min-width="0.0161in"><text:h text:style-name="P7" text:outline-level="2">Enhance Decision-Making Agility:</text:h></draw:text-box></draw:frame></text:span><text:s/>Enabling leadership to ask spontaneous, data-driven questions during meetings and get immediate answers, fostering a more dynamic and responsive strategic planning process.</text:p>
            </text:list-item>
            <text:list-item>
              <text:p text:style-name="P11"><text:span text:style-name="T3"><draw:frame draw:style-name="fr1" draw:name="Frame14" text:anchor-type="as-char" draw:z-index="13"><draw:text-box fo:min-height="0.0161in" fo:min-width="0.0161in"><text:h text:style-name="P7" text:outline-level="2">Unlock Proactive Insights:</text:h></draw:text-box></draw:frame></text:span><text:s/>The proposed extension for analyzing network logs will enable a shift from reactive to proactive operations, using pattern recognition to identify potential issues before they impact customers.</text:p>
            </text:list-item>
          </text:list>
        </text:section>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2T00:43:15.035865257</meta:creation-date>
    <dc:date>2025-09-12T00:50:34.700321103</dc:date>
    <meta:editing-duration>PT7M19S</meta:editing-duration>
    <meta:editing-cycles>2</meta:editing-cycles>
    <meta:generator>LibreOffice/25.2.5.2$Linux_X86_64 LibreOffice_project/fb4792146257752f54eab576deb869869b108571</meta:generator>
    <meta:document-statistic meta:table-count="0" meta:image-count="0" meta:object-count="0" meta:page-count="3" meta:paragraph-count="46" meta:word-count="640" meta:character-count="4201" meta:non-whitespace-character-count="3608"/>
  </office:meta>
</office:document-meta>
</file>